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02in">
        <style:tab-stops/>
      </style:paragraph-properties>
    </style:style>
    <style:style style:name="P3" style:parent-style-name="Standard" style:family="paragraph">
      <style:paragraph-properties fo:margin-left="0.4902in">
        <style:tab-stops/>
      </style:paragraph-properties>
    </style:style>
    <style:style style:name="P4" style:parent-style-name="Standard" style:family="paragraph">
      <style:paragraph-properties fo:margin-left="0.4902in">
        <style:tab-stops/>
      </style:paragraph-properties>
    </style:style>
  </office:automatic-styles>
  <office:body>
    <office:text text:use-soft-page-breaks="true">
      <text:p text:style-name="P1">_ <text:s/>Cosas a saber:</text:p>
      <text:p text:style-name="Standard"/>
      <text:p text:style-name="Standard"><text:s text:c="3"/>1.- Que es un SXBD.</text:p>
      <text:p text:style-name="Standard"/>
      <text:p text:style-name="Standard"><text:s text:c="3"/>2.- Crear una BD.</text:p>
      <text:p text:style-name="Standard"/>
      <text:p text:style-name="Standard"><text:s text:c="3"/>3.-<text:s/>DDL Create:Crear tablas<text:s/>con las restricciones necesarias para su funcionamiento.</text:p>
      <text:p text:style-name="Standard"><text:tab/><text:s text:c="6"/>Drop: Borrar tablas.</text:p>
      <text:p text:style-name="Standard"/>
      <text:p text:style-name="Standard"><text:s text:c="3"/>4.- Crear columnas con tamaño y naturaleza adecuados. Con las restricciones<text:s/></text:p>
      <text:p text:style-name="Standard">necesarias para el <text:s/>enunciado.</text:p>
      <text:p text:style-name="Standard"/>
      <text:p text:style-name="Standard"><text:s text:c="3"/>5.- Integridad de Entidad y explicar su comportamiento.</text:p>
      <text:p text:style-name="Standard"/>
      <text:p text:style-name="Standard"><text:s text:c="3"/>6.- Integridad Referencial y explicar su comportamiento.</text:p>
      <text:p text:style-name="Standard"/>
      <text:p text:style-name="Standard"><text:s text:c="3"/>7.- DDL: Alter:<text:s/><text:tab/>Alter<text:s/><text:s text:c="2"/>Column</text:p>
      <text:p text:style-name="Standard"><text:tab/><text:tab/><text:s/><text:s/><text:tab/>Add <text:s text:c="3"/>Column y Constraint</text:p>
      <text:p text:style-name="Standard"><text:tab/><text:tab/><text:s/><text:s text:c="10"/><text:s/>Drop <text:s/><text:s/>Column y Constraints</text:p>
      <text:p text:style-name="Standard"/>
      <text:p text:style-name="Standard"><text:s text:c="3"/>8.- DML: Insert , Identity</text:p>
      <text:p text:style-name="P2"><text:s text:c="7"/>Update</text:p>
      <text:p text:style-name="P3"><text:s text:c="7"/>Delete</text:p>
      <text:p text:style-name="P4"/>
      <text:p text:style-name="Standard"><text:s text:c="3"/>9.- SELECT<text:bookmark-start text:name="_GoBack"/><text:bookmark-end text:name="_GoBack"/></text:p>
      <text:p text:style-name="Standard"><text:tab/><text:s text:c="5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nda" style:display-name="L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rofe - Pérez Gómez, Catalina</meta:initial-creator>
    <dc:creator>Profe - Pérez Gómez, Catalina</dc:creator>
    <meta:creation-date>2024-03-06T11:14:00Z</meta:creation-date>
    <dc:date>2024-03-06T11:25:00Z</dc:date>
    <meta:template xlink:href="Normal.dotm" xlink:type="simple"/>
    <meta:editing-cycles>5</meta:editing-cycles>
    <meta:editing-duration>PT7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0" meta:character-count="608" meta:row-count="4" meta:non-whitespace-character-count="519"/>
  </office:meta>
</office:document-meta>
</file>